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Threshold setting on MSO5000</text:p>
          </table:table-cell>
          <table:table-cell table:style-name="ce1" office:value-type="string" calcext:value-type="string">
            <text:p>Vref voltage</text:p>
          </table:table-cell>
          <table:table-cell office:value-type="string" calcext:value-type="string">
            <text:p>Ideal VccA</text:p>
          </table:table-cell>
          <table:table-cell office:value-type="string" calcext:value-type="string">
            <text:p>Vref * G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G=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CMOS 0.9 (0.45V)</text:p>
          </table:table-cell>
          <table:table-cell office:value-type="float" office:value="0.067" calcext:value-type="float">
            <text:p>0.067</text:p>
          </table:table-cell>
          <table:table-cell office:value-type="float" office:value="1.1" calcext:value-type="float">
            <text:p>1.1</text:p>
          </table:table-cell>
          <table:table-cell table:formula="of:=[.$H$1]*[.B2]" office:value-type="float" office:value="1.1256" calcext:value-type="float">
            <text:p>1.1256</text:p>
          </table:table-cell>
          <table:table-cell table:formula="of:=[.C2]-[.D2]" office:value-type="float" office:value="-0.0256000000000001" calcext:value-type="float">
            <text:p>-0.02560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OS 1.2 (0.6V)</text:p>
          </table:table-cell>
          <table:table-cell office:value-type="float" office:value="0.082" calcext:value-type="float">
            <text:p>0.082</text:p>
          </table:table-cell>
          <table:table-cell office:value-type="float" office:value="1.2" calcext:value-type="float">
            <text:p>1.2</text:p>
          </table:table-cell>
          <table:table-cell table:formula="of:=[.$H$1]*[.B3]" office:value-type="float" office:value="1.3776" calcext:value-type="float">
            <text:p>1.3776</text:p>
          </table:table-cell>
          <table:table-cell table:formula="of:=[.C3]-[.D3]" office:value-type="float" office:value="-0.1776" calcext:value-type="float">
            <text:p>-0.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OS 1.8 (0.9V)</text:p>
          </table:table-cell>
          <table:table-cell office:value-type="float" office:value="0.112" calcext:value-type="float">
            <text:p>0.112</text:p>
          </table:table-cell>
          <table:table-cell office:value-type="float" office:value="1.8" calcext:value-type="float">
            <text:p>1.8</text:p>
          </table:table-cell>
          <table:table-cell table:formula="of:=[.$H$1]*[.B4]" office:value-type="float" office:value="1.8816" calcext:value-type="float">
            <text:p>1.8816</text:p>
          </table:table-cell>
          <table:table-cell table:formula="of:=[.C4]-[.D4]" office:value-type="float" office:value="-0.0816000000000001" calcext:value-type="float">
            <text:p>-0.08160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OS 2.5 (1.25V)</text:p>
          </table:table-cell>
          <table:table-cell office:value-type="float" office:value="0.146" calcext:value-type="float">
            <text:p>0.146</text:p>
          </table:table-cell>
          <table:table-cell office:value-type="float" office:value="2.5" calcext:value-type="float">
            <text:p>2.5</text:p>
          </table:table-cell>
          <table:table-cell table:formula="of:=[.$H$1]*[.B5]" office:value-type="float" office:value="2.4528" calcext:value-type="float">
            <text:p>2.4528</text:p>
          </table:table-cell>
          <table:table-cell table:formula="of:=[.C5]-[.D5]" office:value-type="float" office:value="0.0472000000000001" calcext:value-type="float">
            <text:p>0.04720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OS 3.3 (1.65V)</text:p>
          </table:table-cell>
          <table:table-cell office:value-type="float" office:value="0.186" calcext:value-type="float">
            <text:p>0.186</text:p>
          </table:table-cell>
          <table:table-cell office:value-type="float" office:value="3.3" calcext:value-type="float">
            <text:p>3.3</text:p>
          </table:table-cell>
          <table:table-cell table:formula="of:=[.$H$1]*[.B6]" office:value-type="float" office:value="3.1248" calcext:value-type="float">
            <text:p>3.1248</text:p>
          </table:table-cell>
          <table:table-cell table:formula="of:=[.C6]-[.D6]" office:value-type="float" office:value="0.1752" calcext:value-type="float">
            <text:p>0.1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OS 5.0 (2.5V)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rror sum</text:p>
          </table:table-cell>
          <table:table-cell table:formula="of:=SUM([.E2:.E7])" office:value-type="float" office:value="-0.0624000000000005" calcext:value-type="float">
            <text:p>-0.0624000000000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0:07:32.990822777</meta:creation-date>
    <dc:date>2023-03-17T00:47:32.121897492</dc:date>
    <meta:editing-duration>P1DT4H39M59S</meta:editing-duration>
    <meta:editing-cycles>1</meta:editing-cycles>
    <meta:document-statistic meta:table-count="1" meta:cell-count="39" meta:object-count="0"/>
    <meta:generator>LibreOffice/7.5.1.2$Linux_X86_64 LibreOffice_project/50$Build-2</meta:generator>
  </office:meta>
</office:document-meta>
</file>